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A000000A7B09C11C6310A3F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4b170" officeooo:paragraph-rsid="0004b170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4pt" fo:font-weight="normal" officeooo:rsid="0004b170" officeooo:paragraph-rsid="0004b170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4ed81" officeooo:paragraph-rsid="0004ed81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No11</text:p>
      <text:p text:style-name="P1"/>
      <text:p text:style-name="P1"/>
      <text:p text:style-name="P2">Q1.Write a query that uses a subquery to obtain all orders for the customer named Cisneros. Assume you do not know his customer number?</text:p>
      <text:p text:style-name="P3">ANS--</text:p>
      <text:p text:style-name="P3"><draw:frame draw:style-name="fr1" draw:name="Image1" text:anchor-type="char" svg:width="17cm" svg:height="4.078cm" draw:z-index="0"><draw:image xlink:href="Pictures/100000010000065A000000A7B09C11C6310A3F4B.png" xlink:type="simple" xlink:show="embed" xlink:actuate="onLoad" draw:mime-type="image/png"/></draw:frame></text:p>
      <text:p text:style-name="P3"/>
      <text:p text:style-name="P3">Q2.Write a query that produce that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3:46.723318501</meta:creation-date>
    <dc:date>2023-09-14T15:21:58.918442850</dc:date>
    <meta:editing-duration>PT7M59S</meta:editing-duration>
    <meta:editing-cycles>1</meta:editing-cycles>
    <meta:document-statistic meta:table-count="0" meta:image-count="1" meta:object-count="0" meta:page-count="1" meta:paragraph-count="4" meta:word-count="33" meta:character-count="194" meta:non-whitespace-character-count="160"/>
    <meta:generator>LibreOffice/7.3.7.2$Linux_X86_64 LibreOffice_project/30$Build-2</meta:generator>
  </office:meta>
</office:document-meta>
</file>